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962cm" fo:break-before="auto" style:use-optimal-row-height="true"/>
    </style:style>
    <style:style style:name="ro13" style:family="table-row">
      <style:table-row-properties style:row-height="2.521cm" fo:break-before="auto" style:use-optimal-row-height="true"/>
    </style:style>
    <style:style style:name="ro16" style:family="table-row">
      <style:table-row-properties style:row-height="1.468cm" fo:break-before="auto" style:use-optimal-row-height="true"/>
    </style:style>
    <style:style style:name="ro17" style:family="table-row">
      <style:table-row-properties style:row-height="3.491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-asian="Arial" fo:font-size="12pt" style:font-size-asian="12pt" style:font-size-complex="12pt"/>
    </style:style>
    <style:style style:name="T3" style:family="text">
      <style:text-properties fo:font-size="12pt" style:font-name-asian="Arial" style:font-size-asian="12pt" style:font-size-complex="12pt"/>
    </style:style>
    <style:style style:name="T4" style:family="text">
      <style:text-properties fo:font-size="12pt" style:font-name-asian="Arial" style:font-size-asian="12pt" style:font-size-complex="12pt" style:font-name="Arial" style:letter-kerning="true" fo:country="none" style:country-asian="none"/>
    </style:style>
    <style:style style:name="T5" style:family="text">
      <style:text-properties style:font-name="Arial"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2"/>
        <table:table-column table:style-name="co11" table:default-cell-style-name="ce52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3" office:value-type="string" calcext:value-type="string">
            <text:p>Cenário de Teste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1</text:p>
          </table:table-cell>
          <table:table-cell table:style-name="ce54" office:value-type="string" calcext:value-type="string">
            <text:p>Realizar Frequência corretamente.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3">2. </text:span><text:span text:style-name="T4">Sistema verifica pelo expediente da turma autorização para realizar a frequência</text:span></text:p>
            <text:p><text:span text:style-name="T1">3. Estagiário digita sua senha </text:span></text:p>
            <text:p><text:span text:style-name="T1">4. Estagiário confirma presença.</text:span></text:p>
            <text:p/>
          </table:table-cell>
          <table:table-cell table:style-name="ce54" office:value-type="string" calcext:value-type="string">
            <text:p>Uma mensagem de confirmação de presenç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2</text:p>
          </table:table-cell>
          <table:table-cell table:style-name="ce54" office:value-type="string" calcext:value-type="string">
            <text:p>Realizar Frequência duas vezes no mesmo dia.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3">2. </text:span><text:span text:style-name="T4">Sistema verifica pelo expediente da turma autorização para realizar a frequência</text:span></text:p>
          </table:table-cell>
          <table:table-cell table:style-name="ce54" office:value-type="string" calcext:value-type="string">
            <text:p>O sistema envia uma mensagem “<text:span text:style-name="T1">Eu estou no NPI!!!</text:span>” e não permite o estagiário realizar uma nova frequênci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3</text:p>
          </table:table-cell>
          <table:table-cell table:style-name="ce54" office:value-type="string" calcext:value-type="string">
            <text:p>Realizar Frequência em dias não válidos.</text:p>
          </table:table-cell>
          <table:table-cell table:style-name="ce54" office:value-type="string" calcext:value-type="string">
            <text:p><text:span text:style-name="T5">1. Estagiário seleciona opção para realizar a presença.</text:span></text:p>
            <text:p/>
          </table:table-cell>
          <table:table-cell table:style-name="ce54" office:value-type="string" calcext:value-type="string">
            <text:p>O sistema não permite a realização da frequência e informa que dia de trabalho não é válid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4</text:p>
          </table:table-cell>
          <table:table-cell table:style-name="ce54" office:value-type="string" calcext:value-type="string">
            <text:p>Realizar Frequência com senha inválida 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3">2. </text:span><text:span text:style-name="T4">Sistema verifica pelo expediente da turma autorização para realizar a frequência</text:span></text:p>
            <text:p><text:span text:style-name="T1">3. Estagiário digita sua senha </text:span></text:p>
            <text:p><text:span text:style-name="T1">4. Estagiário confirma presença.</text:span></text:p>
            <text:p/>
          </table:table-cell>
          <table:table-cell table:style-name="ce54" office:value-type="string" calcext:value-type="string">
            <text:p>O sistema informa que senha é inválida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5</text:p>
          </table:table-cell>
          <table:table-cell table:style-name="ce54" office:value-type="string" calcext:value-type="string">
            <text:p>Realizar Frequência com campo senha em branco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3">2. </text:span><text:span text:style-name="T4">Sistema verifica pelo expediente da turma autorização para realizar a frequência</text:span></text:p>
            <text:p><text:span text:style-name="T1">3. Estagiário confirma presença.</text:span></text:p>
            <text:p/>
          </table:table-cell>
          <table:table-cell table:style-name="ce54" office:value-type="string" calcext:value-type="string">
            <text:p>O sistema informa que campo senha precisa ser preenchido 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table:number-columns-repeated="3"/>
          <table:table-cell table:style-name="Default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 table:number-rows-repeated="4">
          <table:table-cell table:style-name="ce46"/>
          <table:table-cell table:style-name="ce50" table:number-columns-repeated="3"/>
          <table:table-cell table:style-name="ce54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 table:number-rows-repeated="4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8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number-columns-repeated="3"/>
          <table:table-cell table:style-name="ce55" table:number-columns-repeated="3"/>
          <table:table-cell table:style-name="ce46" table:number-columns-repeated="1017"/>
        </table:table-row>
        <table:table-row table:style-name="ro18" table:number-rows-repeated="2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8" table:number-rows-repeated="104855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08:36:33.9596865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23T08:43:18.179246858</dc:date>
    <meta:editing-duration>PT3H6M13S</meta:editing-duration>
    <meta:editing-cycles>23</meta:editing-cycles>
    <meta:document-statistic meta:table-count="4" meta:cell-count="79" meta:object-count="0"/>
  </office:meta>
</office:document-meta>
</file>